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7.98pt" svg:y="23.92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Average No. of Extra Lineages</text:p>
          </table:table-cell>
        </table:table-row>
        <table:table-row table:style-name="ro1">
          <table:table-cell office:value-type="string" calcext:value-type="string">
            <text:p>simulated_5genes_strongILS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simulated_15genes_strongILS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string" calcext:value-type="string">
            <text:p>simulated_25genes_strongILS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simulated_50genes_strongILS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table:style-name="ce1" office:value-type="string" calcext:value-type="string">
            <text:p>simulated_100genes_strongILS</text:p>
          </table:table-cell>
          <table:table-cell office:value-type="float" office:value="128.5" calcext:value-type="float">
            <text:p>12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2:58:23.265003397</meta:creation-date>
    <dc:date>2018-03-21T23:01:31.860321468</dc:date>
    <meta:editing-duration>PT3M8S</meta:editing-duration>
    <meta:editing-cycles>2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35cm" svg:y="4.201cm" style:legend-expansion="high" chart:style-name="ch2"/>
        <chart:plot-area chart:style-name="ch3" table:cell-range-address="Sheet1.A1:Sheet1.B6" chart:data-source-has-labels="both" svg:x="0.32cm" svg:y="0.18cm" svg:width="9.895cm" svg:height="8.64cm">
          <chartooo:coordinate-region svg:x="2.871cm" svg:y="0.18cm" svg:width="7.344cm" svg:height="4.50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No. of Extra Lineag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ed_5genes_strongILS</text:p>
                <draw:g>
                  <svg:desc>Sheet1.A2:Sheet1.A6</svg:desc>
                </draw:g>
              </table:table-cell>
              <table:table-cell office:value-type="float" office:value="7.15">
                <text:p>7.1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simulated_15genes_strongILS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simulated_25genes_strongILS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simulated_50genes_strongILS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simulated_100genes_strongILS</text:p>
              </table:table-cell>
              <table:table-cell office:value-type="float" office:value="128.5">
                <text:p>12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